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07" calcext:value-type="date">
            <text:p>07.04.2017</text:p>
          </table:table-cell>
          <table:table-cell table:number-columns-repeated="15"/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104853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.00.0000</text:date>, <text:time style:data-style-name="N2" text:time-value="12:49:21.1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20</meta:editing-cycles>
    <meta:editing-duration>PT3H29M41S</meta:editing-duration>
    <dc:title>Saison Ekkart</dc:title>
    <dc:date>2017-04-10T12:50:41.453000000</dc:date>
    <meta:generator>LibreOffice/5.2.5.1$Windows_x86 LibreOffice_project/0312e1a284a7d50ca85a365c316c7abbf20a4d22</meta:generator>
    <dc:creator>Ekkart Kleinod</dc:creator>
    <meta:document-statistic meta:table-count="2" meta:cell-count="12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